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des carrés à déplacer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tyle type="text/css"&gt;</text:span></text:p>
      <text:p text:style-name="P1"><text:span text:style-name="T1">.draggableBox {</text:span></text:p>
      <text:p text:style-name="P1"><text:span text:style-name="T1">position: absolute;</text:span></text:p>
      <text:p text:style-name="P1"><text:span text:style-name="T1">width: 80px; height: 60px;</text:span></text:p>
      <text:p text:style-name="P1"><text:span text:style-name="T1">padding-top: 10px;</text:span></text:p>
      <text:p text:style-name="P1"><text:span text:style-name="T1">text-align: center;</text:span></text:p>
      <text:p text:style-name="P1"><text:span text:style-name="T1">font-size: 40px;</text:span></text:p>
      <text:p text:style-name="P1"><text:span text:style-name="T1">background-color: #222;</text:span></text:p>
      <text:p text:style-name="P1"><text:span text:style-name="T1">color: #CCC;</text:span></text:p>
      <text:p text:style-name="P1"><text:span text:style-name="T1">cursor: move;</text:span></text:p>
      <text:p text:style-name="P1"><text:span text:style-name="T1">}</text:span></text:p>
      <text:p text:style-name="P1"><text:span text:style-name="T1">&lt;/style&gt;</text:span></text:p>
      <text:p text:style-name="P1"><text:span text:style-name="T1">&lt;div class="draggableBox"&gt;1&lt;/div&gt;</text:span></text:p>
      <text:p text:style-name="P1"><text:span text:style-name="T1">&lt;div class="draggableBox"&gt;2&lt;/div&gt;</text:span></text:p>
      <text:p text:style-name="P1"><text:span text:style-name="T1">&lt;div class="draggableBox"&gt;3&lt;/div&gt;</text:span></text:p>
      <text:p text:style-name="P1"><text:span text:style-name="T1">&lt;script&gt;</text:span></text:p>
      <text:p text:style-name="P1"><text:span text:style-name="T1">(function() { // On utilise une IIFE pour ne pas polluer l'espace global</text:span></text:p>
      <text:p text:style-name="P1"><text:span text:style-name="T1">var storage = {}; // Contient l'objet de la div en cours de déplacement</text:span></text:p>
      <text:p text:style-name="P1"><text:span text:style-name="T1">function init() { // La fonction d'initialisation</text:span></text:p>
      <text:p text:style-name="P1"><text:span text:style-name="T1">var elements = document.getElementsByTagName('div'),</text:span></text:p>
      <text:p text:style-name="P1"><text:span text:style-name="T1">elementsLength = elements.length;</text:span></text:p>
      <text:p text:style-name="P1"><text:span text:style-name="T1">for (var i = 0 ; i &lt; elementsLength ; i++) {</text:span></text:p>
      <text:p text:style-name="P1"><text:span text:style-name="T1">if (elements[i].className === 'draggableBox') {</text:span></text:p>
      <text:p text:style-name="P1"><text:span text:style-name="T1">elements[i].addEventListener('mousedown', function(e) { // Initialise le drag &amp; drop</text:span></text:p>
      <text:p text:style-name="P1"><text:span text:style-name="T1">var s = storage;</text:span></text:p>
      <text:p text:style-name="P1"><text:span text:style-name="T1">s.target = e.target;</text:span></text:p>
      <text:p text:style-name="P1"><text:span text:style-name="T1">s.offsetX = e.clientX - s.target.offsetLeft;</text:span></text:p>
      <text:p text:style-name="P1"><text:span text:style-name="T1">s.offsetY = e.clientY - s.target.offsetTop;</text:span></text:p>
      <text:p text:style-name="P1"><text:span text:style-name="T1">}, false);</text:span></text:p>
      <text:p text:style-name="P1"><text:span text:style-name="T1">elements[i].addEventListener('mouseup', function() { // Termine le drag &amp; drop</text:span></text:p>
      <text:p text:style-name="P1"><text:span text:style-name="T1">storage = {};</text:span></text:p>
      <text:p text:style-name="P1"><text:span text:style-name="T1">}, false);</text:span></text:p>
      <text:p text:style-name="P1"><text:span text:style-name="T1">}</text:span></text:p>
      <text:p text:style-name="P1"><text:span text:style-name="T1">}</text:span></text:p>
      <text:p text:style-name="P1"><text:span text:style-name="T1">document.addEventListener('mousemove', function(e) { // Permet le suivi du drag &amp; drop</text:span></text:p>
      <text:p text:style-name="P1"><text:span text:style-name="T1">var target = storage.target;</text:span></text:p>
      <text:p text:style-name="P1"><text:span text:style-name="T1">if (target) {</text:span></text:p>
      <text:p text:style-name="P1"><text:span text:style-name="T1">target.style.top = e.clientY - storage.offsetY + 'px';</text:span></text:p>
      <text:p text:style-name="P1"><text:span text:style-name="T1">target.style.left = e.clientX - storage.offsetX + 'px';</text:span></text:p>
      <text:p text:style-name="P1"><text:span text:style-name="T1">}</text:span></text:p>
      <text:p text:style-name="P1"><text:span text:style-name="T1">}, false);</text:span></text:p>
      <text:p text:style-name="P1"><text:span text:style-name="T1">}</text:span></text:p>
      <text:p text:style-name="P1"><text:span text:style-name="T1">init(); // On initialise le code avec notre fonction toute prête.</text:span></text:p>
      <text:p text:style-name="P1"><text:span text:style-name="T1">})();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